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style="normal" style:font-size-asian="10.5pt" style:font-style-asian="normal" style:font-size-complex="12pt" style:font-style-complex="normal"/>
    </style:style>
    <style:style style:name="P9" style:family="paragraph" style:parent-style-name="Standard" style:list-style-name="L3"/>
    <style:style style:name="P10" style:family="paragraph" style:parent-style-name="Standard" style:list-style-name="L3">
      <style:text-properties fo:font-style="italic" style:font-style-asian="italic" style:font-style-complex="italic"/>
    </style:style>
    <style:style style:name="P11" style:family="paragraph" style:parent-style-name="Standard" style:list-style-name="L4">
      <style:text-properties fo:font-style="italic" style:font-style-asian="italic" style:font-style-complex="italic"/>
    </style:style>
    <style:style style:name="P12" style:family="paragraph" style:parent-style-name="Standard" style:list-style-name="L4"/>
    <style:style style:name="P13" style:family="paragraph" style:parent-style-name="Standard" style:list-style-name="L5">
      <style:text-properties fo:font-style="normal" style:font-style-asian="normal" style:font-style-complex="normal"/>
    </style:style>
    <style:style style:name="P14" style:family="paragraph" style:parent-style-name="Standard" style:list-style-name="L4">
      <style:text-properties fo:font-style="normal" style:font-style-asian="normal" style:font-style-complex="normal"/>
    </style:style>
    <style:style style:name="T1" style:family="text">
      <style:text-properties fo:font-size="12pt" fo:font-style="normal" style:font-size-asian="10.5pt" style:font-style-asian="normal" style:font-size-complex="12pt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04cm" fo:text-indent="-0.635cm" fo:margin-left="1.704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9cm" fo:text-indent="-0.635cm" fo:margin-left="2.33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74cm" fo:text-indent="-0.635cm" fo:margin-left="2.97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09cm" fo:text-indent="-0.635cm" fo:margin-left="3.60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44cm" fo:text-indent="-0.635cm" fo:margin-left="4.24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79cm" fo:text-indent="-0.635cm" fo:margin-left="4.87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14cm" fo:text-indent="-0.635cm" fo:margin-left="5.51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49cm" fo:text-indent="-0.635cm" fo:margin-left="6.14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84cm" fo:text-indent="-0.635cm" fo:margin-left="6.78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19cm" fo:text-indent="-0.635cm" fo:margin-left="7.419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Школа-семинар «Основы использования OpenFOAM, SALOME и ParaView в среде Web-лаборатории UniHUB»</text:p>
      <text:p text:style-name="P2">25-26 апреля 2011 года.</text:p>
      <text:p text:style-name="P2">Продолжительность — 2 дня (16 академических часов).</text:p>
      <text:p text:style-name="P2"/>
      <text:p text:style-name="P2"/>
      <text:p text:style-name="P2"/>
      <text:p text:style-name="P3">Цели курса:</text:p>
      <text:list xml:id="list1487344354" text:style-name="L1">
        <text:list-item>
          <text:p text:style-name="P7"><text:span text:style-name="T1">Ознакомление с </text:span><text:span text:style-name="T1">современными</text:span><text:span text:style-name="T1"> методами </text:span><text:span text:style-name="T1">пространственного</text:span><text:span text:style-name="T1"> гидродинамического и теплового анализа на примере простейших численных моделей с использованием открытого программного обеспечения — пакетов SALOME/OpenFOAM/ParaView.</text:span></text:p>
        </text:list-item>
        <text:list-item>
          <text:p text:style-name="P7"><text:span text:style-name="T1">Изучение основных понятий, инструментов и алгоритмов работы открытых пакетов, интегрированных в среду сетев</text:span><text:span text:style-name="T1">ой</text:span><text:span text:style-name="T1"> </text:span><text:span text:style-name="T1">лаборатории</text:span><text:span text:style-name="T1"> UniHUB.</text:span></text:p>
        </text:list-item>
        <text:list-item>
          <text:p text:style-name="P7"><text:span text:style-name="T1">Получение базовых навыков по проведению параллельных расчетов на СуперЭВМ (с привязкой к сетевой лаборатории UniHUB).</text:span></text:p>
        </text:list-item>
      </text:list>
      <text:p text:style-name="P3"/>
      <text:p text:style-name="P3">При прохождении курса Вы получите навыки и знания по:</text:p>
      <text:list xml:id="list1161838994" text:style-name="L2">
        <text:list-item>
          <text:p text:style-name="P8">эффективному использованию инструментария открытых программ для выполнении основного цикла расчетов — от подготовки исходных данных до обработки результатов;</text:p>
        </text:list-item>
        <text:list-item>
          <text:p text:style-name="P8">проведению простейших гидродинамических и тепловых расчетов для типовых случаев — ламинарных и турбулентных течений сжимаемых и несжимаемых сред, естественной конвекции в замкнутом пространстве;</text:p>
        </text:list-item>
        <text:list-item>
          <text:p text:style-name="P8">подготовке геометрии расчетных областей и генерации расчетных сеток средствами SALOME;</text:p>
        </text:list-item>
        <text:list-item>
          <text:p text:style-name="P8">самостоятельной подготовке расчетной модели, проведению и мониторингу расчета в OpenFOAM;</text:p>
        </text:list-item>
        <text:list-item>
          <text:p text:style-name="P8">визуализации результатов средствами ParaView;</text:p>
        </text:list-item>
        <text:list-item>
          <text:p text:style-name="P8">параллельным расчетам в OpenFOAM как на обыкновенных кластерах, так и с помощью сетевого ресурса UniHUB;</text:p>
        </text:list-item>
        <text:list-item>
          <text:p text:style-name="P8">базовому пониманию устройства исходного кода OpenFOAM;</text:p>
        </text:list-item>
        <text:list-item>
          <text:p text:style-name="P8">работе с инструментами web-лаборатории UniHub.</text:p>
        </text:list-item>
      </text:list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Программа курса</text:p>
      <text:p text:style-name="Standard"/>
      <text:p text:style-name="P5">День 1.</text:p>
      <text:p text:style-name="P6"/>
      <text:p text:style-name="P6">Первый день посвящен обзору стека пакетов (Salome, OpenFOAM и ParaView), их интеграции в среду Web-лаборатории UniHUB и предполагает лишь частичное и краткое практическое погружение в суть проблемы слушателя только в конце дня.</text:p>
      <text:p text:style-name="P6"/>
      <text:list xml:id="list529363454" text:style-name="L3">
        <text:list-item>
          <text:p text:style-name="P10">Введение - обзор возможностей открытых пакетов Salome, OpenFOAM и ParaView:</text:p>
          <text:list>
            <text:list-item>
              <text:p text:style-name="P9">истории пакетов, их основные возможности;</text:p>
            </text:list-item>
            <text:list-item>
              <text:p text:style-name="P9">различные версии;</text:p>
            </text:list-item>
            <text:list-item>
              <text:p text:style-name="P9">структура данных;</text:p>
            </text:list-item>
            <text:list-item>
              <text:p text:style-name="P9">основные уравнения и метод контрольного объёма;</text:p>
            </text:list-item>
            <text:list-item>
              <text:p text:style-name="P9">решатели и утилиты;</text:p>
            </text:list-item>
            <text:list-item>
              <text:p text:style-name="P9">различные модели среды и библиотеки</text:p>
            </text:list-item>
          </text:list>
        </text:list-item>
        <text:list-item>
          <text:p text:style-name="P10">Использование расчетного пакета OpenFOAM (1.7.1), платформы SALOME, и программы ParaView в среде uniHUB:</text:p>
          <text:list>
            <text:list-item>
              <text:p text:style-name="P9">Обзор: краткое рассмотрение некоторых команд Linux, использование LiveDVD дистрибутива CAELinux на персональном компьютере, настройка и установка OpenFOAM, SALOME, ParaView.</text:p>
            </text:list-item>
            <text:list-item>
              <text:p text:style-name="P9">Подготовка геометрии и расчетной сетки в SALOME.</text:p>
            </text:list-item>
            <text:list-item>
              <text:p text:style-name="P9">Проведение расчетов в OpenFOAM.</text:p>
            </text:list-item>
            <text:list-item>
              <text:p text:style-name="P9">Визуализация полученных данных в ParaView.</text:p>
            </text:list-item>
            <text:list-item>
              <text:p text:style-name="P9">Работа с пакетами в среде сетевой лаборатории uniHUB;</text:p>
            </text:list-item>
          </text:list>
        </text:list-item>
        <text:list-item>
          <text:p text:style-name="P10">Демонстрация примеров, входящих в состав пакета OpenFOAM</text:p>
          <text:list>
            <text:list-item>
              <text:p text:style-name="P9">Пример 1. Течение в каверне: подготовка примера, подготовка геометрии и сетки с помощью blockMesh, задание параметров, запуск на счет, мониторинг сходимости, использование пост-процессора ParaView</text:p>
            </text:list-item>
            <text:list-item>
              <text:p text:style-name="P9">Пример 2. Обратный уступ — несжимаемые турбулентные течения: подготовка примера, выбор решателя, выбор модели турбулентности, запуск на счет, мониторинг сходимости.</text:p>
            </text:list-item>
            <text:list-item>
              <text:p text:style-name="P9">Пример 3. Свободная конвекция в комнате с подогревом: подготовка примера, выбор решателя, выбор модели турбулентности, запуск на счет, мониторинг сходимости.</text:p>
            </text:list-item>
          </text:list>
        </text:list-item>
        <text:list-item>
          <text:p text:style-name="P10">Подведение итогов 1 дня. Совместное обсуждение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День 2.</text:p>
      <text:p text:style-name="Standard"/>
      <text:p text:style-name="Standard">Второй день рассчитан на закрепление знаний, полученных в первый день. В соответствии с этим, максимум времени отдается на индивидуальные занятия. Оставшееся время распределяется на следующие вопросы: подводные камни создания сеток и их решение в SALOME (кратко), использование C++ при решении задач механики сплошных сред в OpenFOAM (ещё короче), обсуждение курса, обратная связь (мнения слушателей). <text:span text:style-name="T4">Возможно, что необходимо организовать опрос слушателей в виде анкет.</text:span></text:p>
      <text:p text:style-name="Standard"/>
      <text:list xml:id="list137533842" text:style-name="L4">
        <text:list-item>
          <text:p text:style-name="P11">Демонстрация и пояснения к примерам для самостоятельной работы, Самостоятельная работа — обтекание тел (цилиндр, брус, сфера) набегающим потоком при разных числах Re, проведение параллельных расчетов, анализ полученных результатов:</text:p>
        </text:list-item>
      </text:list>
      <text:list xml:id="list1450354357" text:style-name="L5">
        <text:list-item>
          <text:list>
            <text:list-item>
              <text:p text:style-name="P13">Вариант 1 — 2D обтекание бруса при числе Re=100 (ортогональная, структурированная гексаэдральная сетка).</text:p>
            </text:list-item>
            <text:list-item>
              <text:p text:style-name="P13">Вариант 2 — 2D обтекание бруса при числе Re=1000 (ортогональная, структурированная гексаэдральная сетка).</text:p>
            </text:list-item>
            <text:list-item>
              <text:p text:style-name="P13">Вариант 3 — 2D обтекание бруса при числе Re=10000 (ортогональная, структурированная гексаэдральная сетка).</text:p>
            </text:list-item>
            <text:list-item>
              <text:p text:style-name="P13">Вариант 4 — 2D обтекание бруса при числе Re=100000 (ортогональная, структурированная гексаэдральная сетка).</text:p>
            </text:list-item>
            <text:list-item>
              <text:p text:style-name="P13">Вариант 5 — 2D обтекание цилиндра при числе Re=100 (слабо неортогональная, структурированная гексаэдральная сетка).</text:p>
            </text:list-item>
            <text:list-item>
              <text:p text:style-name="P13">Вариант 6 — 2D обтекание цилиндра при числе Re=1000 <text:s/>(слабо неортогональная, структурированная гексаэдральная сетка).</text:p>
            </text:list-item>
            <text:list-item>
              <text:p text:style-name="P13">Вариант 7 — 2D обтекание цилиндра при числе Re=10000 <text:s/>(слабо неортогональная, структурированная гексаэдральная сетка).</text:p>
            </text:list-item>
            <text:list-item>
              <text:p text:style-name="P13">Вариант 8 — 2D обтекание цилиндра при числе Re=100000 <text:s/>(слабо неортогональная, структурированная гексаэдральная сетка)</text:p>
            </text:list-item>
            <text:list-item>
              <text:p text:style-name="P13">Вариант 9 — 3D обтекание сферы при числе Re=10000 (тетраэдральная неструктурированная сетка).</text:p>
            </text:list-item>
            <text:list-item>
              <text:p text:style-name="P13">Вариант 10 — 3D обтекание сферы при числе Re=100000 (тетраэдральная неструктурированная сетка).</text:p>
            </text:list-item>
            <text:list-item>
              <text:p text:style-name="P13">Вариант 11 — сужение потока в окнах с перекрытием 0%, несжимаемое</text:p>
            </text:list-item>
            <text:list-item>
              <text:p text:style-name="P13">Вариант 12 — сужение потока в окнах с перекрытием 0%, сжимаемое</text:p>
            </text:list-item>
            <text:list-item>
              <text:p text:style-name="P13">Вариант 13 — сужение потока в окнах с перекрытием 10%, несжимаемое</text:p>
            </text:list-item>
            <text:list-item>
              <text:p text:style-name="P13">Вариант 14 — сужение потока в окнах с перекрытием 10%, сжимаемое</text:p>
            </text:list-item>
            <text:list-item>
              <text:p text:style-name="P13">Вариант 15 — сужение потока в окнах с перекрытием 50%, сжимаемое</text:p>
            </text:list-item>
          </text:list>
        </text:list-item>
      </text:list>
      <text:list xml:id="list463060133" text:continue-list="list137533842" text:style-name="L4">
        <text:list-item>
          <text:p text:style-name="P11">Заключительная часть</text:p>
          <text:list>
            <text:list-item>
              <text:p text:style-name="P11">Коллективное решение вопроса о необходимости обсуждения дополнительной части</text:p>
            </text:list-item>
            <text:list-item>
              <text:p text:style-name="P11">(<text:span text:style-name="T4">При соответствующем решении в 2.2.2</text:span>) Демонстрация примера <text:s/>расчета типовой задачи: создание геометрии в <text:s/>SALOME, подготовка данных и расчет в OpenFOAM, визуализация в ParaView, проведение параллельных расчетов на кластере:</text:p>
              <text:list>
                <text:list-item>
                  <text:p text:style-name="P14">Моделирование течения в уплотнении питательного насоса — постановка задачи.</text:p>
                </text:list-item>
                <text:list-item>
                  <text:p text:style-name="P14">Создание блочно-гексаэдральной геометрии в SALOME, определение групп поверхностей для задания граничных условий и рёбер для локального измельчения сетки.</text:p>
                </text:list-item>
                <text:list-item>
                  <text:p text:style-name="P14">Генерация сетки в SALOME и передача в OpenFOAM.</text:p>
                </text:list-item>
                <text:list-item>
                  <text:p text:style-name="P14"><text:soft-page-break/>Настройка расчетной модели OpenFOAM (начальные и граничные условия, константное окружение, схемы дискретизации, алгоритмы решения).</text:p>
                </text:list-item>
                <text:list-item>
                  <text:p text:style-name="P14">Анализ полученных данных — визуализация в ParaView, сравнение локального поля давления с экспериментом.</text:p>
                </text:list-item>
              </text:list>
            </text:list-item>
            <text:list-item>
              <text:p text:style-name="P12">(<text:span text:style-name="T3">При соответствующем решении в 2.2.2</text:span>)<text:span text:style-name="T2"> Использование возможностей языка C++ при решении задач механики сплошных сред в OpenFOAM. Обзор основных классов.OpenFOAM:</text:span></text:p>
              <text:list>
                <text:list-item>
                  <text:p text:style-name="P12">Структура каталогов программы — как устроены, что в себе содержат.</text:p>
                </text:list-item>
                <text:list-item>
                  <text:p text:style-name="P12">Система сборки wmake, flex.</text:p>
                </text:list-item>
                <text:list-item>
                  <text:p text:style-name="P12">Основные библиотеки — OpenFOAM, finiteVolume, и т. д.</text:p>
                </text:list-item>
                <text:list-item>
                  <text:p text:style-name="P12">Свои классы примитивов — List&lt;&gt;, autoPtr&lt;&gt;, tmp&lt;&gt;, Hash&lt;&gt; <text:s/>и т. д.</text:p>
                </text:list-item>
                <text:list-item>
                  <text:p text:style-name="P12">Классы fvMesh, polyMesh, pointMesh, primitiveMesh.</text:p>
                </text:list-item>
                <text:list-item>
                  <text:p text:style-name="P12">Классы dimensioned, GeomtricField.</text:p>
                </text:list-item>
                <text:list-item>
                  <text:p text:style-name="P12">Граничные условия — fvPatch и fvPatchField.</text:p>
                </text:list-item>
                <text:list-item>
                  <text:p text:style-name="P12">Пространства имен fvc, fvm и fa — градиент, дивергенция, производная по времени, производная по нормали, потоки.</text:p>
                </text:list-item>
                <text:list-item>
                  <text:p text:style-name="P12">Динамические библиотеки (теплофизика, модели турбулентности, химические модели).</text:p>
                </text:list-item>
                <text:list-item>
                  <text:p text:style-name="P12">Другие методы (MULES).</text:p>
                </text:list-item>
                <text:list-item>
                  <text:p text:style-name="P12">Матрицы и системы линейных алгебраических уравнений</text:p>
                </text:list-item>
                <text:list-item>
                  <text:p text:style-name="P12">Решатели: а) базовые; б) вычислительная гидродинамика (PISO, SIMPLE, PISO-SIMPLE); в) специальные — квазистационарная механика упругих деформаций, модель Блэка-Шоулза; г) сопряженные модели.</text:p>
                </text:list-item>
                <text:list-item>
                  <text:p text:style-name="P12">Утилиты для постпроцессинга.</text:p>
                </text:list-item>
                <text:list-item>
                  <text:p text:style-name="P12">MPI в OpenFOAM — декомпозиция по пространству.</text:p>
                </text:list-item>
              </text:list>
            </text:list-item>
          </text:list>
        </text:list-item>
        <text:list-item>
          <text:p text:style-name="P11">Заключение. Подведение Итогов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Матвей Крапошин</meta:initial-creator>
    <meta:creation-date>2011-03-25T16:18:58</meta:creation-date>
    <dc:date>2011-07-02T23:30:47</dc:date>
    <meta:editing-duration>PT5H26M43S</meta:editing-duration>
    <meta:editing-cycles>62</meta:editing-cycles>
    <meta:generator>OpenOffice.org/3.3$Unix OpenOffice.org_project/330m20$Build-9567</meta:generator>
    <meta:document-statistic meta:table-count="0" meta:image-count="0" meta:object-count="0" meta:page-count="4" meta:paragraph-count="79" meta:word-count="960" meta:character-count="7163"/>
  </office:meta>
</office:document-meta>
</file>